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78cm" fo:min-width="0.228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62cm" svg:height="0.762cm" svg:x="2.299cm" svg:y="3.531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3.449cm" svg:y="5.48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5.749cm" svg:y="5.481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7.849cm" svg:y="7.731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7.849cm" svg:y="3.531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2.299cm" svg:y="7.73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11.049cm" svg:y="3.531cm">
          <text:p text:style-name="P1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11.049cm" svg:y="7.731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13T01:37:59.290000000</meta:creation-date>
    <dc:date>2021-11-15T09:49:28.439000000</dc:date>
    <meta:editing-duration>PT7M43S</meta:editing-duration>
    <meta:editing-cycles>2</meta:editing-cycles>
    <meta:generator>LibreOffice/6.3.2.2$Windows_X86_64 LibreOffice_project/98b30e735bda24bc04ab42594c85f7fd8be07b9c</meta:generator>
    <meta:document-statistic meta:object-count="8"/>
  </office:meta>
</office:document-meta>
</file>